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223c" officeooo:paragraph-rsid="001c223c"/>
    </style:style>
    <style:style style:name="P2" style:family="paragraph" style:parent-style-name="Standard">
      <style:text-properties officeooo:rsid="001df661" officeooo:paragraph-rsid="001df661"/>
    </style:style>
    <style:style style:name="P3" style:family="paragraph" style:parent-style-name="Standard">
      <style:text-properties officeooo:rsid="001fecec" officeooo:paragraph-rsid="001fecec"/>
    </style:style>
    <style:style style:name="P4" style:family="paragraph" style:parent-style-name="Standard">
      <style:text-properties fo:color="#000000" style:text-underline-style="none" fo:font-weight="normal" officeooo:rsid="0025aa0b" officeooo:paragraph-rsid="00200980" style:font-weight-asian="normal" style:font-weight-complex="normal"/>
    </style:style>
    <style:style style:name="P5" style:family="paragraph" style:parent-style-name="Standard">
      <style:text-properties fo:color="#000000" style:text-underline-style="none" fo:font-weight="normal" officeooo:rsid="00214bff" officeooo:paragraph-rsid="00200980" style:font-weight-asian="normal" style:font-weight-complex="normal"/>
    </style:style>
    <style:style style:name="P6" style:family="paragraph" style:parent-style-name="Standard">
      <style:text-properties fo:color="#000000" style:text-underline-style="none" fo:font-weight="normal" officeooo:rsid="002523ac" officeooo:paragraph-rsid="00200980" style:font-weight-asian="normal" style:font-weight-complex="normal"/>
    </style:style>
    <style:style style:name="P7" style:family="paragraph" style:parent-style-name="Standard">
      <style:text-properties fo:color="#000000" style:text-underline-style="none" fo:font-weight="normal" officeooo:rsid="0026403d" officeooo:paragraph-rsid="00200980" style:font-weight-asian="normal" style:font-weight-complex="normal"/>
    </style:style>
    <style:style style:name="P8" style:family="paragraph" style:parent-style-name="Standard">
      <style:text-properties fo:color="#000000" style:text-underline-style="none" fo:font-weight="normal" officeooo:rsid="00200980" officeooo:paragraph-rsid="00200980" style:font-weight-asian="normal" style:font-weight-complex="normal"/>
    </style:style>
    <style:style style:name="P9" style:family="paragraph" style:parent-style-name="Standard">
      <style:text-properties fo:color="#000000" style:text-underline-style="none" fo:font-weight="normal" officeooo:rsid="0021485f" officeooo:paragraph-rsid="0021485f" style:font-weight-asian="normal" style:font-weight-complex="normal"/>
    </style:style>
    <style:style style:name="P1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text-underline-style="none" fo:font-weight="normal" officeooo:rsid="002523ac" officeooo:paragraph-rsid="00200980" style:font-weight-asian="normal" style:font-weight-complex="normal"/>
    </style:style>
    <style:style style:name="P1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text-underline-style="none" fo:font-weight="normal" officeooo:rsid="0025aa0b" officeooo:paragraph-rsid="00200980" style:font-weight-asian="normal" style:font-weight-complex="normal"/>
    </style:style>
    <style:style style:name="T1" style:family="text">
      <style:text-properties officeooo:rsid="0025aa0b"/>
    </style:style>
    <style:style style:name="T2" style:family="text">
      <style:text-properties officeooo:rsid="002640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ern : déclaration d'un objet</text:p>
      <text:p text:style-name="P1">Définition : Corps de la fonction inclus </text:p>
      <text:p text:style-name="P1"/>
      <text:p text:style-name="P1"/>
      <text:p text:style-name="P2">Assembleur (386)</text:p>
      <text:p text:style-name="P2">Les types de données : entiers sur <text:tab/>1 octet</text:p>
      <text:p text:style-name="P2"><text:tab/><text:tab/><text:tab/><text:tab/><text:tab/>2 octets</text:p>
      <text:p text:style-name="P2"><text:tab/><text:tab/><text:tab/><text:tab/><text:tab/>4 octets</text:p>
      <text:p text:style-name="P2"/>
      <text:p text:style-name="P2">Les registres<text:tab/>%eax<text:tab/>+<text:tab/>%esp<text:tab/>+<text:tab/>%esi</text:p>
      <text:p text:style-name="P2"><text:tab/><text:tab/>%ebx<text:tab/><text:tab/>%ebp<text:tab/><text:tab/>%edi</text:p>
      <text:p text:style-name="P2"><text:tab/><text:tab/>%ecx</text:p>
      <text:p text:style-name="P2"><text:tab/><text:tab/>%edx</text:p>
      <text:p text:style-name="P2"/>
      <text:p text:style-name="P2">Les modes d'adressages :</text:p>
      <text:p text:style-name="P2"/>
      <text:p text:style-name="P3">Inst.</text:p>
      <text:p text:style-name="P3"/>
      <text:p text:style-name="P3"/>
      <text:p text:style-name="P5"/>
      <text:p text:style-name="P6">Assembleur :</text:p>
      <text:p text:style-name="P6">instructions= 1 par ligne</text:p>
      <text:p text:style-name="P6">+</text:p>
      <text:p text:style-name="P6">Directives( pour l'assembleur)</text:p>
      <text:p text:style-name="P6"><text:tab/>→ ça commence par ., (on peut les ignorer)</text:p>
      <text:p text:style-name="P6"><text:tab/><text:tab/>.cfi_*</text:p>
      <text:p text:style-name="P6"><text:tab/>.text et .data</text:p>
      <text:p text:style-name="P6"><text:tab/>→<text:span text:style-name="T1"> instr<text:tab/>→données</text:span></text:p>
      <text:p text:style-name="P6"><text:tab/>.<text:span text:style-name="T1">globl<text:tab/>toto</text:span></text:p>
      <text:p text:style-name="P6"><text:tab/><text:span text:style-name="T1">prendre toto pour le mettre dans les symboles</text:span></text:p>
      <text:p text:style-name="P10"><text:tab/></text:p>
      <text:p text:style-name="P4">réserver de la mémoire</text:p>
      <text:p text:style-name="P4">.long<text:tab/>//un mot de 32 bis</text:p>
      <text:p text:style-name="P4">.byte<text:tab/>?</text:p>
      <text:p text:style-name="P4">.string ''toto\o''</text:p>
      <text:p text:style-name="P4">.asciz ''toto''</text:p>
      <text:p text:style-name="P11"/>
      <text:p text:style-name="P4">étiquettes</text:p>
      <text:p text:style-name="P4"><text:tab/><text:tab/>foo : = lier foo à l'adresse courante</text:p>
      <text:p text:style-name="P4"><text:tab/><text:tab/></text:p>
      <text:p text:style-name="P4">foo.s |</text:p>
      <text:p text:style-name="P4"><text:tab/><text:tab/>.globl foo</text:p>
      <text:p text:style-name="P4"><text:tab/><text:tab/>.text</text:p>
      <text:p text:style-name="P4"><text:tab/>foo :</text:p>
      <text:p text:style-name="P4"><text:tab/><text:tab/>ret</text:p>
      <text:p text:style-name="P4"/>
      <text:p text:style-name="P4"/>
      <text:p text:style-name="P4">$ gcc foot.s</text:p>
      <text:p text:style-name="P4">&gt;main indéfini</text:p>
      <text:p text:style-name="P4"/>
      <text:p text:style-name="P4">int main(){</text:p>
      <text:p text:style-name="P4"><text:tab/>foo() ;</text:p>
      <text:p text:style-name="P4"><text:soft-page-break/><text:tab/>return 0 ;</text:p>
      <text:p text:style-name="P4">}</text:p>
      <text:p text:style-name="P4">d-foo.c</text:p>
      <text:p text:style-name="P4"/>
      <text:p text:style-name="P4">$gcc foo.s d-foo.c</text:p>
      <text:p text:style-name="P4">$a.out</text:p>
      <text:p text:style-name="P4"><text:tab/>.data</text:p>
      <text:p text:style-name="P4">a :<text:tab/>.long 0</text:p>
      <text:p text:style-name="P4"><text:tab/>.text</text:p>
      <text:p text:style-name="P4">add11 :</text:p>
      <text:p text:style-name="P4"><text:tab/><text:span text:style-name="T2">add $11,a</text:span></text:p>
      <text:p text:style-name="P4"><text:tab/><text:span text:style-name="T2">ret</text:span></text:p>
      <text:p text:style-name="P4"><text:tab/>.<text:span text:style-name="T2">globl a,add11</text:span></text:p>
      <text:p text:style-name="P4"/>
      <text:p text:style-name="P8">ou plutot :</text:p>
      <text:p text:style-name="P8">movl a,%edx</text:p>
      <text:p text:style-name="P8">addl $11,%edx</text:p>
      <text:p text:style-name="P8">movl%edx,a</text:p>
      <text:p text:style-name="P4"/>
      <text:p text:style-name="P4"/>
      <text:p text:style-name="P7">extern int a ;</text:p>
      <text:p text:style-name="P7"/>
      <text:p text:style-name="P7">int main(){</text:p>
      <text:p text:style-name="P7">a = 27 ;</text:p>
      <text:p text:style-name="P7">add1() ;</text:p>
      <text:p text:style-name="P7">printf(«%d\n »,a) ;</text:p>
      <text:p text:style-name="P7">return 0 ;</text:p>
      <text:p text:style-name="P7"/>
      <text:p text:style-name="P4"/>
      <text:p text:style-name="P8">add11_bis ;</text:p>
      <text:p text:style-name="P8">movl <text:s/>$11,eax</text:p>
      <text:p text:style-name="P8">addl a,%eax</text:p>
      <text:p text:style-name="P8">ret</text:p>
      <text:p text:style-name="P8"/>
      <text:p text:style-name="P8">return = a+11</text:p>
      <text:p text:style-name="P8"/>
      <text:p text:style-name="P8"/>
      <text:p text:style-name="P8"/>
      <text:p text:style-name="P8">x=<text:tab/>.asciz<text:tab/>« hello\n »</text:p>
      <text:p text:style-name="P8"/>
      <text:p text:style-name="P8">main :</text:p>
      <text:p text:style-name="P8"/>
      <text:p text:style-name="P8"><text:tab/>push<text:tab/>x</text:p>
      <text:p text:style-name="P8"><text:tab/>call printf</text:p>
      <text:p text:style-name="P8"/>
      <text:p text:style-name="P8"><text:tab/>pushl $3</text:p>
      <text:p text:style-name="P8"><text:tab/>call exit</text:p>
      <text:p text:style-name="P8"><text:tab/>.globl main,exit</text:p>
      <text:p text:style-name="P8"/>
      <text:p text:style-name="P8"/>
      <text:p text:style-name="P8"/>
      <text:p text:style-name="P8"/>
      <text:p text:style-name="P9"><text:soft-page-break/>récupérer des args en asm</text:p>
      <text:p text:style-name="P9"/>
      <text:p text:style-name="P9"/>
      <text:p text:style-name="P9">int main(){</text:p>
      <text:p text:style-name="P9"><text:tab/>x = add11ter(27) ;</text:p>
      <text:p text:style-name="P9"><text:tab/>}</text:p>
      <text:p text:style-name="P9">}</text:p>
      <text:p text:style-name="P9"/>
      <text:p text:style-name="P9">add11ter :</text:p>
      <text:p text:style-name="P9"><text:tab/>movl 4(%esp),%eax</text:p>
      <text:p text:style-name="P9"><text:tab/>addl $11,%eax</text:p>
      <text:p text:style-name="P9">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1:35:03.285454266</meta:creation-date>
    <meta:editing-duration>P0D</meta:editing-duration>
    <meta:editing-cycles>2</meta:editing-cycles>
    <meta:generator>LibreOffice/4.2.8.2$Linux_X86_64 LibreOffice_project/420m0$Build-2</meta:generator>
    <dc:date>2015-10-05T11:37:49.884669032</dc:date>
    <meta:document-statistic meta:table-count="0" meta:image-count="0" meta:object-count="0" meta:page-count="3" meta:paragraph-count="83" meta:word-count="217" meta:character-count="1130" meta:non-whitespace-character-count="938"/>
  </office:meta>
</office:document-meta>
</file>